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C000000CB1AEA483DAE33617E.png" manifest:media-type="image/png"/>
  <manifest:file-entry manifest:full-path="Pictures/10000001000001DC000002A2AA46647AC690DD80.png" manifest:media-type="image/png"/>
  <manifest:file-entry manifest:full-path="Pictures/10000001000001DC000001ED26B89B92657DCF77.png" manifest:media-type="image/png"/>
  <manifest:file-entry manifest:full-path="Pictures/10000001000001DC000002A1CAB5443D758CA59B.png" manifest:media-type="image/png"/>
  <manifest:file-entry manifest:full-path="Pictures/10000001000001DC000002B0A33D46F5FC5F13C0.png" manifest:media-type="image/png"/>
  <manifest:file-entry manifest:full-path="Pictures/10000001000001DC000002D1E16E0C29907234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rsid="001a8047" officeooo:paragraph-rsid="001a80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2.203cm" svg:y="0.206cm" svg:width="12.594cm" svg:height="19.076cm" draw:z-index="0"><draw:image xlink:href="Pictures/10000001000001DC000002D1E16E0C2990723448.png" xlink:type="simple" xlink:show="embed" xlink:actuate="onLoad" draw:mime-type="image/png"/></draw:frame></text:p>
      <text:p text:style-name="Standard"/>
      <text:p text:style-name="Standard"/>
      <text:p text:style-name="P1"><draw:frame draw:style-name="fr1" draw:name="Image2" text:anchor-type="char" svg:width="12.594cm" svg:height="18.203cm" draw:z-index="1"><draw:image xlink:href="Pictures/10000001000001DC000002B0A33D46F5FC5F13C0.png" xlink:type="simple" xlink:show="embed" xlink:actuate="onLoad" draw:mime-type="image/png"/></draw:frame></text:p>
      <text:p text:style-name="P2"><draw:frame draw:style-name="fr1" draw:name="Image3" text:anchor-type="char" svg:width="12.594cm" svg:height="17.806cm" draw:z-index="2"><draw:image xlink:href="Pictures/10000001000001DC000002A1CAB5443D758CA59B.png" xlink:type="simple" xlink:show="embed" xlink:actuate="onLoad" draw:mime-type="image/png"/></draw:frame></text:p>
      <text:p text:style-name="P1"><draw:frame draw:style-name="fr1" draw:name="Image4" text:anchor-type="char" svg:width="12.594cm" svg:height="13.044cm" draw:z-index="3"><draw:image xlink:href="Pictures/10000001000001DC000001ED26B89B92657DCF77.png" xlink:type="simple" xlink:show="embed" xlink:actuate="onLoad" draw:mime-type="image/png"/></draw:frame></text:p>
      <text:p text:style-name="P1"><draw:frame draw:style-name="fr1" draw:name="Image5" text:anchor-type="char" svg:width="12.594cm" svg:height="17.833cm" draw:z-index="4"><draw:image xlink:href="Pictures/10000001000001DC000002A2AA46647AC690DD80.png" xlink:type="simple" xlink:show="embed" xlink:actuate="onLoad" draw:mime-type="image/png"/></draw:frame></text:p>
      <text:p text:style-name="P1"><draw:frame draw:style-name="fr1" draw:name="Image6" text:anchor-type="char" svg:width="12.594cm" svg:height="5.371cm" draw:z-index="5"><draw:image xlink:href="Pictures/10000001000001DC000000CB1AEA483DAE3361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5:11:46.885763556</meta:creation-date>
    <dc:date>2024-08-16T15:18:03.426587418</dc:date>
    <meta:editing-duration>PT6M19S</meta:editing-duration>
    <meta:editing-cycles>1</meta:editing-cycles>
    <meta:document-statistic meta:table-count="0" meta:image-count="6" meta:object-count="0" meta:page-count="6" meta:paragraph-count="0" meta:word-count="0" meta:character-count="0" meta:non-whitespace-character-count="0"/>
    <meta:generator>LibreOffice/7.3.7.2$Linux_X86_64 LibreOffice_project/30$Build-2</meta:generator>
  </office:meta>
</office:document-meta>
</file>